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Xi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office:value-type="string">
            <text:p>Xi.fi</text:p>
          </table:table-cell>
          <table:table-cell office:value-type="string">
            <text:p>fr</text:p>
          </table:table-cell>
          <table:table-cell office:value-type="string">
            <text:p>Fr acumulada</text:p>
          </table:table-cell>
          <table:table-cell office:value-type="string">
            <text:p>pi</text:p>
          </table:table-cell>
          <table:table-cell office:value-type="string">
            <text:p>Pi</text:p>
          </table:table-cell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01">
            <text:p>0,01</text:p>
          </table:table-cell>
          <table:table-cell office:value-type="string">
            <text:p>0.0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01">
            <text:p>0,01</text:p>
          </table:table-cell>
          <table:table-cell office:value-type="string">
            <text:p>0.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office:value-type="string">
            <text:p>0.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ncor Vall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.01">
            <text:p>0,01</text:p>
          </table:table-cell>
          <table:table-cell office:value-type="string">
            <text:p>0.0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.01">
            <text:p>0,01</text:p>
          </table:table-cell>
          <table:table-cell office:value-type="string">
            <text:p>0.0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.01">
            <text:p>0,01</text:p>
          </table:table-cell>
          <table:table-cell office:value-type="string">
            <text:p>0.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loret Vist.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.01">
            <text:p>0,01</text:p>
          </table:table-cell>
          <table:table-cell office:value-type="string">
            <text:p>0.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0.01">
            <text:p>0,01</text:p>
          </table:table-cell>
          <table:table-cell office:value-type="string">
            <text:p>0.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0.01">
            <text:p>0,01</text:p>
          </table:table-cell>
          <table:table-cell office:value-type="string">
            <text:p>0.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ta. Eugenia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0.01">
            <text:p>0,01</text:p>
          </table:table-cell>
          <table:table-cell office:value-type="string">
            <text:p>0.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0.01">
            <text:p>0,01</text:p>
          </table:table-cell>
          <table:table-cell office:value-type="string">
            <text:p>0.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jorn Gran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.01">
            <text:p>0,01</text:p>
          </table:table-cell>
          <table:table-cell office:value-type="string">
            <text:p>0.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0.01">
            <text:p>0,01</text:p>
          </table:table-cell>
          <table:table-cell office:value-type="string">
            <text:p>0.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n Joan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0.01">
            <text:p>0,01</text:p>
          </table:table-cell>
          <table:table-cell office:value-type="string">
            <text:p>0.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0.01">
            <text:p>0,01</text:p>
          </table:table-cell>
          <table:table-cell office:value-type="string">
            <text:p>0.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ria Salut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0.01">
            <text:p>0,01</text:p>
          </table:table-cell>
          <table:table-cell office:value-type="string">
            <text:p>0.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0.01">
            <text:p>0,01</text:p>
          </table:table-cell>
          <table:table-cell office:value-type="string">
            <text:p>0.2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Villafranca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0.01">
            <text:p>0,01</text:p>
          </table:table-cell>
          <table:table-cell office:value-type="string">
            <text:p>0.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0.01">
            <text:p>0,01</text:p>
          </table:table-cell>
          <table:table-cell office:value-type="string">
            <text:p>0.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ontüiri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0.01">
            <text:p>0,01</text:p>
          </table:table-cell>
          <table:table-cell office:value-type="string">
            <text:p>0.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0.01">
            <text:p>0,01</text:p>
          </table:table-cell>
          <table:table-cell office:value-type="string">
            <text:p>0.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0.01">
            <text:p>0,01</text:p>
          </table:table-cell>
          <table:table-cell office:value-type="string">
            <text:p>0.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0.01">
            <text:p>0,01</text:p>
          </table:table-cell>
          <table:table-cell office:value-type="string">
            <text:p>0.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0.01">
            <text:p>0,01</text:p>
          </table:table-cell>
          <table:table-cell office:value-type="string">
            <text:p>0.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</table:table-row>
        <table:table-row table:style-name="ro2">
          <table:table-cell table:style-name="ce1" office:value-type="string">
            <text:p>Esporles, Lloseta y Algaida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48">
            <text:p>348</text:p>
          </table:table-cell>
          <table:table-cell office:value-type="float" office:value="0.04">
            <text:p>0,04</text:p>
          </table:table-cell>
          <table:table-cell office:value-type="string">
            <text:p>0.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office:value-type="float" office:value="0.01">
            <text:p>0,01</text:p>
          </table:table-cell>
          <table:table-cell office:value-type="string">
            <text:p>0.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office:value-type="float" office:value="0.01">
            <text:p>0,01</text:p>
          </table:table-cell>
          <table:table-cell office:value-type="string">
            <text:p>0.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office:value-type="float" office:value="0.01">
            <text:p>0,01</text:p>
          </table:table-cell>
          <table:table-cell office:value-type="string">
            <text:p>0.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S.Joan Labrit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0.01">
            <text:p>0,01</text:p>
          </table:table-cell>
          <table:table-cell office:value-type="string">
            <text:p>0.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float" office:value="0.01">
            <text:p>0,01</text:p>
          </table:table-cell>
          <table:table-cell office:value-type="string">
            <text:p>0.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float" office:value="0.01">
            <text:p>0,01</text:p>
          </table:table-cell>
          <table:table-cell office:value-type="string">
            <text:p>0.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5">
            <text:p>165</text:p>
          </table:table-cell>
          <table:table-cell office:value-type="float" office:value="0.01">
            <text:p>0,01</text:p>
          </table:table-cell>
          <table:table-cell office:value-type="string">
            <text:p>0.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. Llorenç C.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office:value-type="float" office:value="0.01">
            <text:p>0,01</text:p>
          </table:table-cell>
          <table:table-cell office:value-type="string">
            <text:p>0.5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float" office:value="0.01">
            <text:p>0,01</text:p>
          </table:table-cell>
          <table:table-cell office:value-type="string">
            <text:p>0.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Sant Lluis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office:value-type="float" office:value="0.01">
            <text:p>0,01</text:p>
          </table:table-cell>
          <table:table-cell office:value-type="string">
            <text:p>0.5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ta. Maria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float" office:value="0.01">
            <text:p>0,01</text:p>
          </table:table-cell>
          <table:table-cell office:value-type="string">
            <text:p>0.5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6">
            <text:p>226</text:p>
          </table:table-cell>
          <table:table-cell office:value-type="float" office:value="0.01">
            <text:p>0,01</text:p>
          </table:table-cell>
          <table:table-cell office:value-type="string">
            <text:p>0.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48">
            <text:p>248</text:p>
          </table:table-cell>
          <table:table-cell office:value-type="float" office:value="0.01">
            <text:p>0,01</text:p>
          </table:table-cell>
          <table:table-cell office:value-type="string">
            <text:p>0.6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65">
            <text:p>265</text:p>
          </table:table-cell>
          <table:table-cell office:value-type="float" office:value="0.01">
            <text:p>0,01</text:p>
          </table:table-cell>
          <table:table-cell office:value-type="string">
            <text:p>0.62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21">
            <text:p>321</text:p>
          </table:table-cell>
          <table:table-cell office:value-type="float" office:value="0.01">
            <text:p>0,01</text:p>
          </table:table-cell>
          <table:table-cell office:value-type="string">
            <text:p>0.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ampos 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39">
            <text:p>339</text:p>
          </table:table-cell>
          <table:table-cell office:value-type="float" office:value="0.01">
            <text:p>0,01</text:p>
          </table:table-cell>
          <table:table-cell office:value-type="string">
            <text:p>0.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45">
            <text:p>345</text:p>
          </table:table-cell>
          <table:table-cell office:value-type="float" office:value="0.01">
            <text:p>0,01</text:p>
          </table:table-cell>
          <table:table-cell office:value-type="string">
            <text:p>0.6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ta. Margali.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80">
            <text:p>380</text:p>
          </table:table-cell>
          <table:table-cell office:value-type="float" office:value="0.01">
            <text:p>0,01</text:p>
          </table:table-cell>
          <table:table-cell office:value-type="string">
            <text:p>0.68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00">
            <text:p>400</text:p>
          </table:table-cell>
          <table:table-cell office:value-type="float" office:value="0.01">
            <text:p>0,01</text:p>
          </table:table-cell>
          <table:table-cell office:value-type="string">
            <text:p>0.7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37">
            <text:p>437</text:p>
          </table:table-cell>
          <table:table-cell office:value-type="float" office:value="0.01">
            <text:p>0,01</text:p>
          </table:table-cell>
          <table:table-cell office:value-type="string">
            <text:p>0.7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47">
            <text:p>447</text:p>
          </table:table-cell>
          <table:table-cell office:value-type="float" office:value="0.01">
            <text:p>0,01</text:p>
          </table:table-cell>
          <table:table-cell office:value-type="string">
            <text:p>0.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ndraitx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49">
            <text:p>449</text:p>
          </table:table-cell>
          <table:table-cell office:value-type="float" office:value="0.01">
            <text:p>0,01</text:p>
          </table:table-cell>
          <table:table-cell office:value-type="string">
            <text:p>0.7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51">
            <text:p>451</text:p>
          </table:table-cell>
          <table:table-cell office:value-type="float" office:value="0.01">
            <text:p>0,01</text:p>
          </table:table-cell>
          <table:table-cell office:value-type="string">
            <text:p>0.7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antany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23">
            <text:p>523</text:p>
          </table:table-cell>
          <table:table-cell office:value-type="float" office:value="0.01">
            <text:p>0,01</text:p>
          </table:table-cell>
          <table:table-cell office:value-type="string">
            <text:p>0.77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15">
            <text:p>615</text:p>
          </table:table-cell>
          <table:table-cell office:value-type="float" office:value="0.01">
            <text:p>0,01</text:p>
          </table:table-cell>
          <table:table-cell office:value-type="string">
            <text:p>0.79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645">
            <text:p>645</text:p>
          </table:table-cell>
          <table:table-cell office:value-type="float" office:value="0.01">
            <text:p>0,01</text:p>
          </table:table-cell>
          <table:table-cell office:value-type="string">
            <text:p>0.8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58">
            <text:p>658</text:p>
          </table:table-cell>
          <table:table-cell office:value-type="float" office:value="0.01">
            <text:p>0,01</text:p>
          </table:table-cell>
          <table:table-cell office:value-type="string">
            <text:p>0.8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.AntoniPort,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673">
            <text:p>673</text:p>
          </table:table-cell>
          <table:table-cell office:value-type="float" office:value="0.01">
            <text:p>0,01</text:p>
          </table:table-cell>
          <table:table-cell office:value-type="string">
            <text:p>0.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.JosepAtala</text:p>
          </table:table-cell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710">
            <text:p>710</text:p>
          </table:table-cell>
          <table:table-cell office:value-type="float" office:value="0.01">
            <text:p>0,01</text:p>
          </table:table-cell>
          <table:table-cell office:value-type="string">
            <text:p>0.85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luchmajor</text:p>
          </table:table-cell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785">
            <text:p>785</text:p>
          </table:table-cell>
          <table:table-cell office:value-type="float" office:value="0.01">
            <text:p>0,01</text:p>
          </table:table-cell>
          <table:table-cell office:value-type="string">
            <text:p>0.8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863">
            <text:p>863</text:p>
          </table:table-cell>
          <table:table-cell office:value-type="float" office:value="0.01">
            <text:p>0,01</text:p>
          </table:table-cell>
          <table:table-cell office:value-type="string">
            <text:p>0.88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98">
            <text:p>898</text:p>
          </table:table-cell>
          <table:table-cell office:value-type="float" office:value="0.01">
            <text:p>0,01</text:p>
          </table:table-cell>
          <table:table-cell office:value-type="string">
            <text:p>0.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iutadellaMe</text:p>
          </table:table-cell>
          <table:table-cell office:value-type="float" office:value="1065">
            <text:p>106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065">
            <text:p>1065</text:p>
          </table:table-cell>
          <table:table-cell office:value-type="float" office:value="0.01">
            <text:p>0,01</text:p>
          </table:table-cell>
          <table:table-cell office:value-type="string">
            <text:p>0.9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taEulaliaRio</text:p>
          </table:table-cell>
          <table:table-cell office:value-type="float" office:value="1187">
            <text:p>118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187">
            <text:p>1187</text:p>
          </table:table-cell>
          <table:table-cell office:value-type="float" office:value="0.01">
            <text:p>0,01</text:p>
          </table:table-cell>
          <table:table-cell office:value-type="string">
            <text:p>0.9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ò</text:p>
          </table:table-cell>
          <table:table-cell office:value-type="float" office:value="1315">
            <text:p>131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315">
            <text:p>1315</text:p>
          </table:table-cell>
          <table:table-cell office:value-type="float" office:value="0.01">
            <text:p>0,01</text:p>
          </table:table-cell>
          <table:table-cell office:value-type="string">
            <text:p>0.9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64">
            <text:p>1364</text:p>
          </table:table-cell>
          <table:table-cell office:value-type="float" office:value="0.01">
            <text:p>0,01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080">
            <text:p>2080</text:p>
          </table:table-cell>
          <table:table-cell office:value-type="float" office:value="0.01">
            <text:p>0,01</text:p>
          </table:table-cell>
          <table:table-cell office:value-type="string">
            <text:p>0.97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Ibiza</text:p>
          </table:table-cell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374">
            <text:p>2374</text:p>
          </table:table-cell>
          <table:table-cell office:value-type="float" office:value="0.01">
            <text:p>0,01</text:p>
          </table:table-cell>
          <table:table-cell office:value-type="string">
            <text:p>0.9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lmaMallor</text:p>
          </table:table-cell>
          <table:table-cell office:value-type="float" office:value="14541">
            <text:p>1454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541">
            <text:p>14541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N <text:s text:c="12"/>67</text:p>
          </table:table-cell>
          <table:table-cell/>
          <table:table-cell table:style-name="ce2" office:value-type="string">
            <text:p>TOTAL 37931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style-name="ce2" office:value-type="string">
            <text:p>MODA: <text:span text:style-name="T1">(El valor que más se repite) </text:span><text:span text:style-name="T2">116</text:span>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<text:span text:style-name="T3">MEDIA O MITJANA: </text:span><text:span text:style-name="T4">X= </text:span><text:span text:style-name="T5">E Xi.fi; X= 37931:67=</text:span><text:span text:style-name="T3"> 566,13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MEDIANA: <text:span text:style-name="T1">67:2= 33,5. Seguidamente miramos la posición de esta cifra en la columna de </text:span><text:span text:style-name="T2">Fi, </text:span><text:span text:style-name="T1">comprobando que está situadeo entre los números 33 y 34.</text:span></text:p>
          </table:table-cell>
          <table:table-cell table:number-columns-repeated="7"/>
          <table:table-cell office:value-type="string">
            <text:p>está situado</text:p>
          </table:table-cell>
        </table:table-row>
        <table:table-row table:style-name="ro1">
          <table:table-cell office:value-type="string">
            <text:p>Luego desplazándonos a la columna de valores tambien vemos que se sitúan entre las cifras 158 y 164. Al operar quedaría la mediana del siguiente modo:</text:p>
          </table:table-cell>
          <table:table-cell table:number-columns-repeated="8"/>
        </table:table-row>
        <table:table-row table:style-name="ro3">
          <table:table-cell office:value-type="string">
            <text:p>158+164/2= 161; <text:s text:c="15"/><text:span text:style-name="T2">Md: 161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2" office:value-type="string">
            <text:p>Q1: <text:span text:style-name="T1">67:4=16,75. Igual que la mediana miramos la posición de esta cifra en la columna </text:span><text:span text:style-name="T2">Fi, </text:span><text:span text:style-name="T1">comprobando que corresponde con los valores 49 y 53. Efectuamos la</text:span></text:p>
          </table:table-cell>
          <table:table-cell table:number-columns-repeated="8"/>
        </table:table-row>
        <table:table-row table:style-name="ro3">
          <table:table-cell office:value-type="string">
            <text:p>operación, quedando así: 49+53/2= 51. <text:s/>El <text:span text:style-name="T2">Q1 sería 51.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2" office:value-type="string">
            <text:p>Q3: <text:span text:style-name="T1">67x3/4= 50,25; Procedemos igual que con el cuartil uno y comprobamos que el resultado indicado corresponde con los valores 449 y 451.</text:span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Al efectuar la operación queda del siguiente modo: 449+451/2=450. Entonces el <text:span text:style-name="T2">Q3 sería 450</text:span>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>
            <text:p>Sr. profesor este ejercicio no he sabido emplearlo con el método automático, por lo que a mi me ha dado mucho más trabajo al hacerlo todo con calculadora</text:p>
          </table:table-cell>
          <table:table-cell table:number-columns-repeated="8"/>
        </table:table-row>
        <table:table-row table:style-name="ro1">
          <table:table-cell office:value-type="string">
            <text:p>y lo que me sabe peor es que a usted tambien le va a dar más trabajo corregirlo. Lo siento mucho, no he sabido hacerlo de otra forma y he empleado el método</text:p>
          </table:table-cell>
          <table:table-cell table:number-columns-repeated="8"/>
        </table:table-row>
        <table:table-row table:style-name="ro1">
          <table:table-cell office:value-type="string">
            <text:p>tradicional.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>
            <text:p>JOSÉ ANTONIO RODRÍGUEZ SALA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Ximarcaclase</text:p>
          </table:table-cell>
          <table:table-cell office:value-type="string">
            <text:p>Xi</text:p>
          </table:table-cell>
          <table:table-cell office:value-type="string">
            <text:p>fi</text:p>
          </table:table-cell>
          <table:table-cell office:value-type="string">
            <text:p>Fi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table:number-columns-repeated="2" office:value-type="string">
            <text:p>pi</text:p>
          </table:table-cell>
          <table:table-cell office:value-type="string">
            <text:p>Xi.fi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nosde 50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string">
            <text:p>0´23</text:p>
          </table:table-cell>
          <table:table-cell table:number-columns-repeated="2" office:value-type="float" office:value="23">
            <text:p>2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50-25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0´37</text:p>
          </table:table-cell>
          <table:table-cell office:value-type="string">
            <text:p>0´61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50-500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string">
            <text:p>0´14</text:p>
          </table:table-cell>
          <table:table-cell office:value-type="string">
            <text:p>0´76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500-750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0´08</text:p>
          </table:table-cell>
          <table:table-cell office:value-type="string">
            <text:p>0´85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750-100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0´04</text:p>
          </table:table-cell>
          <table:table-cell office:value-type="string">
            <text:p>0´8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625">
            <text:p>262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ás de 1000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string">
            <text:p>0´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OTAL <text:s text:c="4"/>67</text:p>
          </table:table-cell>
          <table:table-cell table:number-columns-repeated="5"/>
          <table:table-cell table:style-name="ce2" office:value-type="string">
            <text:p>TOTAL 28275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2">
          <table:table-cell table:style-name="ce3" office:value-type="string">
            <text:p>MODA: <text:span text:style-name="T1">valor con máxima frecuencia</text:span></text:p>
          </table:table-cell>
          <table:table-cell office:value-type="string">
            <text:p>Sería entre <text:span text:style-name="T2">50-250 (150)</text:span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 table:style-name="ce3" office:value-type="string">
            <text:p>MEDIA: <text:span text:style-name="T1">x= xI.FI/N</text:span></text:p>
          </table:table-cell>
          <table:table-cell office:value-type="string">
            <text:p>X= 28275/67= <text:span text:style-name="T2">422´01</text:span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3" office:value-type="string">
            <text:p>MEDIANA O MITJANA: <text:span text:style-name="T1">li+a(N:2-fi-1)/fi</text:span></text:p>
          </table:table-cell>
          <table:table-cell office:value-type="string">
            <text:p>El intérvalo crítico de N/2 sería 67/2=33´5. Comprobamos en Fi y observamos que corresponde con el intérvalo (50-250). Aplicando la fórmula quedaría: Md: 50+200 (33´5-16)/25; Md= 50+200 (17´5/25); Md=50+140;<text:span text:style-name="T6"> </text:span><text:span text:style-name="T7">Md=190</text:span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5">
          <table:table-cell table:style-name="ce3" office:value-type="string">
            <text:p>PRIMER CUARTIL (Q1): <text:span text:style-name="T1">li+a (N:4-Fi-1)/fi</text:span></text:p>
          </table:table-cell>
          <table:table-cell office:value-type="string">
            <text:p>El intérvalo crítico de N/4 sería 67/4= 16´75. Nos trasladamos a la Fi y observamos que esta cifra corresponde con el intérvalo (50-250).Aplicando la fórmula resultaría: Q1= 50+200 (16´75-16)/25; Q1= 50+200 (0´75/25); Q1= 50+200 (0´03); Q1=50+6; <text:span text:style-name="T7">Q1= 56</text:span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5">
          <table:table-cell table:style-name="ce3" office:value-type="string">
            <text:p>TERCER CUARTIL (Q3): <text:span text:style-name="T1">li+a (3N:4-Fi-1)/fi</text:span></text:p>
          </table:table-cell>
          <table:table-cell office:value-type="string">
            <text:p>El intérvalo crítico de 3N/4 sería 3 (67)/4= 50´25. Al comprobar en la columna de Fi observamos que corresponde con el intérvalo (250-500). Aplicando la fórmula quedaría: Q3= 250+250 (50´25-41)/10; Q3= 250+250 (9´25/10); Q3=250+250 (0´925); Q3= 250+231´25; <text:span text:style-name="T7">Q3= 481´25</text:span></text:p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Hoja1.F145" table:end-x="1.326cm" table:end-y="0.349cm" draw:z-index="0" draw:style-name="gr1" svg:width="7.999cm" svg:height="6.999cm" svg:x="0.101cm" svg:y="0.124cm">
              <draw:object draw:notify-on-update-of-ranges="Hoja1.B99:Hoja1.B99 Hoja1.B100:Hoja1.B105 Hoja1.C99:Hoja1.C99 Hoja1.C100:Hoja1.C10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Hoja1.L169" table:end-x="1.326cm" table:end-y="0.387cm" draw:z-index="1" draw:style-name="gr1" svg:width="7.999cm" svg:height="6.999cm" svg:x="0.101cm" svg:y="0.162cm">
              <draw:object draw:notify-on-update-of-ranges="Hoja1.B99:Hoja1.B99 Hoja1.B100:Hoja1.B105 Hoja1.G99:Hoja1.G99 Hoja1.G100:Hoja1.G10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00:3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antoni rodriguez salas</meta:initial-creator>
    <meta:creation-date>2011-03-09T23:40:30.62</meta:creation-date>
    <dc:date>2011-03-14T00:31:51.85</dc:date>
    <dc:creator>jose antoni rodriguez salas</dc:creator>
    <meta:editing-duration>PT02H22M22S</meta:editing-duration>
    <meta:editing-cycles>8</meta:editing-cycles>
    <meta:generator>OpenOffice.org/3.2$Win32 OpenOffice.org_project/320m18$Build-9502</meta:generator>
    <meta:document-statistic meta:table-count="3" meta:cell-count="6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7.032cm" svg:y="3.192cm" chart:style-name="ch2"/>
        <chart:plot-area chart:style-name="ch3" table:cell-range-address="Hoja1.B99:Hoja1.C105" chart:data-source-has-labels="both" svg:x="0.16cm" svg:y="0.14cm" svg:width="6.712cm" svg:height="6.58cm">
          <chart:axis chart:dimension="x" chart:name="primary-x" chart:style-name="ch4">
            <chart:categories table:cell-range-address="Hoja1.B100:Hoja1.B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100:Hoja1.C105" chart:label-cell-address="Hoja1.C99:Hoja1.C9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C99:Hoja1.C99">fi</text:p>
              </table:table-cell>
            </table:table-row>
          </table:table-header-rows>
          <table:table-rows>
            <table:table-row>
              <table:table-cell office:value-type="string">
                <text:p text:id="Hoja1.B100:Hoja1.B105">Menosde 50</text:p>
              </table:table-cell>
              <table:table-cell office:value-type="float" office:value="16">
                <text:p text:id="Hoja1.C100:Hoja1.C105">16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legend chart:legend-position="end" svg:x="5.63cm" svg:y="1.94cm" chart:style-name="ch2"/>
        <chart:plot-area chart:style-name="ch3" table:cell-range-address="Hoja1.B99:Hoja1.B105 Hoja1.G99:Hoja1.G105" chart:data-source-has-labels="both" svg:x="0.16cm" svg:y="0.14cm" svg:width="5.31cm" svg:height="6.58cm">
          <chart:axis chart:dimension="x" chart:name="primary-x" chart:style-name="ch4">
            <chart:categories table:cell-range-address="Hoja1.B100:Hoja1.B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00:Hoja1.G105" chart:label-cell-address="Hoja1.G99:Hoja1.G9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G99:Hoja1.G99">pi</text:p>
              </table:table-cell>
            </table:table-row>
          </table:table-header-rows>
          <table:table-rows>
            <table:table-row>
              <table:table-cell office:value-type="string">
                <text:p text:id="Hoja1.B100:Hoja1.B105">Menosde 50</text:p>
              </table:table-cell>
              <table:table-cell office:value-type="float" office:value="23">
                <text:p text:id="Hoja1.G100:Hoja1.G105">23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